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Ezres" style:data-style-name="N36"/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felhasznalonev</text:p>
          </table:table-cell>
          <table:table-cell office:value-type="string" table:style-name="ce1">
            <text:p>jelszo</text:p>
          </table:table-cell>
          <table:table-cell office:value-type="string" table:style-name="ce1">
            <text:p>pontszam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kerdes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zoveg</text:p>
          </table:table-cell>
          <table:table-cell office:value-type="string" table:style-name="ce1">
            <text:p>kategoria_id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lyik NEM tartozik a peplonos víruso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Különböző vírusokban, körülbelül hányféle fehérje figyelhető meg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elyik NEM meghatározó taxonómiai jelleg a vírusoknál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elyik krónikus perzisztens fertőzé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elyik látens perzisztens fertőzé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elyik vírus válhat ki lassú vírusfertőzést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elyik NEM igazolt onkogén vír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elyik emberek megbetegítő DNS vírus típ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elyik DNS vírus okozta betegség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Melyik embereket megbetegítő RNS vírus típ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ely betegséget NEM pox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Melyik betegséget NEM paramyxo 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Melyik betegséget okozza a togavírus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 veszettséget melyik vírus okozza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elyik betegség ellen alkalmaznak gyengített vírust aktív immunizálás során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elyik kórokozó felelős a szivacsos agysorvadásért?<text:s/>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elyik betegség ellen alkalmaznak elölt vírust aktív immunizálás során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elyik NEM tartozik az emberi prionbetegsége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 terjeszti a legtöbb növényi vírusbetegséget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lyik betegség okozója tartozik a retrovírusok közé?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elyik sejt mieloid előalakú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Melyik sejt limfoid előalakú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elyik NEM elsődleges nyirokszerv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Melyik másodlagos nyirokszerv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ikor jelenik meg a természetes immunitás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elyik NEM a természetes immunrendszer sejtje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Melyik az adaptív immunitás sejtje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Nagyrészt mit ismer fel a T-sejt antigénként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Hogyan nevezzük a peptidet bemutató molekulákat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lyiken NEM található meg az MHC II molekula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z ellenanyag mely 4 fehérjeláncból épül fel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elyik sejt tartozik a felismerő sejtek csoportjába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Mik a B-sejtek jellegzetes molekulái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Hol találkozhatnak a B-sejtek az antigénnel leggyakrabba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Hány típusa van a T-sejtne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 B-sejtek elsődleges válaszhoz szükséges maximális időtartam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Hányféle interleukint ismerün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Mely sejt NEM vesznek részt az allergiás reakciókba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elyik molekulának van szerepe a paraziták elleni védekezésben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anyas típusú hiperszenzitivizűciós reakcióhoz tartozik az autoimmun betegségek?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Mi szerint NEM csoportosítjuk a fehérjéke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Melyik vegyület tartozik a poláros oldalláncú aminosavak közé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elyik vegyület tartozik a hidrofób oldalláncú aminosavak közé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Melyik poláros oldalláncú aminosav báziku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Melyik poláros oldalláncú aminosav sava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Hány A a szén és a nitrogén közötti kettős kötés távolság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zabad rotáció C-alfa- atomok mentén, milyen szögekkel történhe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ehérjék estében melyik az alfa-hélix legjellegzetesebb menete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i alkotja a mioglobin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ány síkból állhat a béta-redós sík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Hány aminosav alkotja a béta-kanyar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lyik fehérje, amely a Ca2+ szint érzékeléséért és szabályozásáért felelős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elyik fehérje, amelyik a polipetidlánc feltekeredését segíti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Mi NEM jellemző a dajkafehérjékre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Melyik betegség okzója hibás felgombolyodás miatti aktív fehérje hiány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Hol termelődik az alfa-keratin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Hogy nevezzük az enzimnek azt a részét, ahova a szubsztrát specifikusan kötődik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Mi jellemző az enzimek által katalizált rekaciókra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Hány csoportja van az enzimeknek az általuk katalizált reakciók típsusa alapján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Melyik tényező NEM befolyásolja az enzimek aktivitását?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i az őszirózsafélék virágképlet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Mi a pillangósvirágúak virágképlet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Hogy néz ki a Poaceae-k level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Hogy néz ki az Apicaceae-k level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Hogy néz ki a Fabaceae-k virág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Hogy néz ki az Apicaceae-k virág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Hány ostorral rendelkeznek a Rhod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Hány ostorral rendelkeznek a Heterokont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Melyik tartozik a Clorophyta-k pigmentje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Hol fordulnak elő leggyakrabban a Dinophyta-k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elyik taxonómiai családba sorolható a kókuszdió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elyik taxonómiai családba sorolható a bambusznád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Melyik taxonómiai családba sorolható a kakaó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i alkotta a Herbáriumo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Kiről nevezték el a növénytani tanszéke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i külföldi taxonómus, aki a fejlődéstörténeti rendszert alkotta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elyik zárvatermő rendelkezik nem tectalt pollennel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elyik heterospórás harasz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Melyik homiospórás haraszt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Melyik zárvatermő heteroxtil fatestű?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495" table:style-name="ro1">
          <table:table-cell table:number-columns-repeated="16384"/>
        </table:table-row>
      </table:table>
      <table:table table:name="valasz" table:style-name="ta2"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kerdes_id</text:p>
          </table:table-cell>
          <table:table-cell office:value-type="string" table:style-name="ce1">
            <text:p>valasz</text:p>
          </table:table-cell>
          <table:table-cell office:value-type="string" table:style-name="ce1">
            <text:p>helyes</text:p>
          </table:table-cell>
          <table:table-cell office:value-type="string" table:style-name="ce1">
            <text:p>kategór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pesz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V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me-kó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0-140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00-105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-3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pszid szimmetria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plon jelenléte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lazmid jelenlét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árányhimlő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pstein-Barr</text:p>
          </table:table-cell>
          <table:table-cell office:value-type="boolean" office:boolean-value="false" table:style-name="ce1">
            <text:p>HAMIS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epatitis B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árány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epatitis B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árány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anyar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patitis B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P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hepatitis 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orona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laví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herpeszvírus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umps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ehén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ox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povírusok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renavírus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ekete 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tehén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árány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umps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anyaró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árgaláz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Kaposi-szarkóm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ózsahimlő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koronavíru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etrovíru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habdovíru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veszettség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influenz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kanyar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viorid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rio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gyermekbénulá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árgaláz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veszettség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Creutzfeldt-Jacob szindróma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kuru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umpsz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mber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ollen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ovar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zivacsos agysorvadás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ózsahimlő</text:p>
          </table:table-cell>
          <table:table-cell office:value-type="string" table:style-name="ce1">
            <text:p>HAMIS<text:s/>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IV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B-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T-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dendritikus 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hízó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onocita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vörös csontvelő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tímusz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é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hasnyálmirigy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zem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é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gg kor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ubertás kor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zületést megelőzőe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granul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on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NK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ikrobáka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nukleotidoka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eptidek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GHB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T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HC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-limf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1 könnyű és 3 nehéz lán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3 könnyű és 1 nehéz lánc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2 könnyű és 2 nehéz lánc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NK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dendritikus 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T-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akrob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krób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immunglobulin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izmokba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elsődleges nyirokszervekben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ásodlagos nyirokszervekbe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2">
            <text:p>2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1 nap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3 hé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7-14 nap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7" table:style-name="ce1">
            <text:p>37</text:p>
          </table:table-cell>
          <table:table-cell office:value-type="float" office:value="120" table:style-name="ce2">
            <text:p>120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2">
            <text:p>3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hízósejt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bazofil granulociták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K sej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M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G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Ig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-es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I-es</text:p>
          </table:table-cell>
          <table:table-cell office:value-type="string" table:style-name="ce1">
            <text:p>HAMIS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IV-e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oldallánc kémiai természete alapj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iológiai funkció alapj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élettartam alapjá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lic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la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zer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hisztid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rgi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triptofá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iz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szpart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hisztid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iroz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rgin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lutamá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46" table:style-name="ce1">
            <text:p>46</text:p>
          </table:table-cell>
          <table:table-cell office:value-type="float" office:value="1.47" table:style-name="ce2">
            <text:p>1,47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6" table:style-name="ce1">
            <text:p>46</text:p>
          </table:table-cell>
          <table:table-cell office:value-type="float" office:value="1.27" table:style-name="ce2">
            <text:p>1,27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6" table:style-name="ce1">
            <text:p>46</text:p>
          </table:table-cell>
          <table:table-cell office:value-type="float" office:value="1.33" table:style-name="ce2">
            <text:p>1,33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fa és pszi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alfa és béta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fi és pszi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lineáris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bal mene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jobb men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béta-hélix és csomó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béta-redő és huro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lfa-hélix és huro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2-12 közöt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50 - 120 közöt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8-12 közöt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5">
            <text:p>5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szpargiri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glutam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kalmodul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nagymamafehérjé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olipeptidoglikáz enzim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rotein diszulfid izomeráz enzim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 polipeptidláncra való feltekeredés megakadályozása túl korá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eggyorsítja a polipetidlánc kialakulásá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pontán feladatot lát el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eterokrómia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IV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arlósejtes vérszegénység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ókok hálójába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halak kloákájában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a gerincesek elszarusódó hámlyába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zubtraktor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kapcsoló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ktív centrum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an melléktermé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nem specifikusak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gyorsabb lefolyásúak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9" table:style-name="ce1">
            <text:p>59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2">
            <text:p>6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pH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hőmérséklet</text:p>
          </table:table-cell>
          <table:table-cell office:value-type="string" table:style-name="ce1">
            <text:p>HAMIS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ére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2+2-2G2f*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5+5/9+1G1f*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K5C5A5G2a*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5C5A∞G∞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P2A3+0G1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K5C5A5+5/9+1G1f*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gyakran összetett, pálhás/ félbeszárnyalt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örvös levélállás, csipkés vagy fogas szélű levél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zálas, épszélű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váltakozó állásúak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3 levélkéből összetett, szárnyas, egyszerű, szórtan elhelyezkedő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többszörösen szárnyalt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ktinomorf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összetett, füzérké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pillangó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boga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összetett, füzérké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ernyős virágzatú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akár 8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2">
            <text:p>0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2">
            <text:p>2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ikocianin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éta-karotin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b lutei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édesvíz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zárazföld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tenge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Po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ab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Arec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alv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ubi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Po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Api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Fabaceae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alvaceae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oó Rezsó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okal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éliusz Juhász Péter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éliusz Juhász Péter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Jávorka Sándor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oó Rezsó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neath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Discordie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Hutchinson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Kígyónyelv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Psilotum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Amborell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mborell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Asplenium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alvini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Ephedr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egeneri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Dyropteris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Hydropteris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Amborella</text:p>
          </table:table-cell>
          <table:table-cell office:value-type="string" table:style-name="ce1">
            <text:p>HAMIS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Welwitschia</text:p>
          </table:table-cell>
          <table:table-cell office:value-type="boolean" office:boolean-value="true" table:style-name="ce1">
            <text:p>IGAZ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number-rows-repeated="1048335" table:style-name="ro1">
          <table:table-cell table:number-columns-repeated="16384"/>
        </table:table-row>
      </table:table>
      <table:table table:name="kategoriak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egnevez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krobiológi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mmunológi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okémia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övényrendszertan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textual="true"/>
    </number:date-style>
    <number:number-style style:name="N37P0">
      <number:text> </number:text>
      <number:number number:decimal-places="2" number:min-integer-digits="1" number:grouping="true"/>
      <number:text>    </number:text>
    </number:number-style>
    <number:number-style style:name="N37P1">
      <number:text>-</number:text>
      <number:number number:decimal-places="2" number:min-integer-digits="1" number:grouping="true"/>
      <number:text>    </number:text>
    </number:number-style>
    <number:number-style style:name="N37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Ezres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darász Anna</meta:initial-creator>
    <dc:creator>Madarász Anna</dc:creator>
    <meta:creation-date>2020-03-26T10:22:23Z</meta:creation-date>
    <dc:date>2020-04-10T16:00:12Z</dc:date>
  </office:meta>
</office:document-meta>
</file>